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88206"/>
    </style:style>
    <style:style style:name="P2" style:family="paragraph" style:parent-style-name="Standard">
      <style:paragraph-properties fo:text-align="center" style:justify-single-word="false"/>
      <style:text-properties fo:font-size="18pt" officeooo:rsid="000656d5" officeooo:paragraph-rsid="00188206" style:font-size-asian="18pt" style:font-size-complex="18pt"/>
    </style:style>
    <style:style style:name="P3" style:family="paragraph" style:parent-style-name="Standard">
      <style:text-properties officeooo:paragraph-rsid="001999d5"/>
    </style:style>
    <style:style style:name="P4" style:family="paragraph" style:parent-style-name="Standard">
      <style:text-properties style:font-name="Times New Roman" fo:font-size="14pt" officeooo:rsid="001e72be" officeooo:paragraph-rsid="001e72be" style:font-size-asian="14pt" style:font-size-complex="14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9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normal" officeooo:paragraph-rsid="00188206"/>
    </style:style>
    <style:style style:name="P10" style:family="paragraph" style:parent-style-name="Standard">
      <style:text-properties fo:font-variant="normal" fo:text-transform="none" fo:color="#000000" style:font-name="Helvetica Neue" fo:font-size="9.75pt" fo:letter-spacing="normal" fo:font-style="normal" fo:font-weight="normal" officeooo:rsid="001ab063" officeooo:paragraph-rsid="001ab063"/>
    </style:style>
    <style:style style:name="P1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ab063" officeooo:paragraph-rsid="001ab063" style:font-size-asian="14pt" style:font-size-complex="14pt"/>
    </style:style>
    <style:style style:name="P1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d3948" officeooo:paragraph-rsid="001d3948" style:font-size-asian="14pt" style:font-size-complex="14pt"/>
    </style:style>
    <style:style style:name="P1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e72be" officeooo:paragraph-rsid="001e72be" style:font-size-asian="14pt" style:font-size-complex="14pt"/>
    </style:style>
    <style:style style:name="P14" style:family="paragraph" style:parent-style-name="Standard">
      <style:text-properties style:font-name="Times New Roman" fo:font-size="14pt" officeooo:rsid="001e72be" officeooo:paragraph-rsid="001ab063" style:font-size-asian="14pt" style:font-size-complex="14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officeooo:rsid="00188206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2021da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style:font-name="Times New Roman" fo:font-size="14pt" fo:letter-spacing="normal" fo:font-style="normal" fo:font-weight="normal" officeooo:rsid="00188206" style:font-size-asian="14pt" style:font-size-complex="14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officeooo:rsid="001999d5" style:font-size-asian="14pt" style:font-size-complex="14pt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officeooo:rsid="0021a084" style:font-size-asian="14pt" style:font-size-complex="14pt"/>
    </style:style>
    <style:style style:name="T8" style:family="text">
      <style:text-properties fo:font-variant="normal" fo:text-transform="none" fo:color="#7f0055" style:font-name="Monospace" fo:font-size="10pt" fo:letter-spacing="normal" fo:font-style="normal" fo:font-weight="bold" fo:background-color="#e8f2fe" loext:char-shading-value="0" style:font-size-asian="10pt" style:font-weight-asian="bold"/>
    </style:style>
    <style:style style:name="T9" style:family="text">
      <style:text-properties fo:color="#7f0055" style:font-name="Monospace" fo:font-size="10pt" fo:font-weight="bold" style:font-size-asian="10pt" style:font-weight-asian="bold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3" style:family="text">
      <style:text-properties fo:color="#7f0055" fo:font-weight="bold" style:font-weight-asian="bold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style:font-size-asian="10pt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0pt" fo:font-weight="bold" style:font-size-asian="10pt" style:font-weight-asian="bold"/>
    </style:style>
    <style:style style:name="T1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9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fo:color="#000000" style:font-name="Monospace" fo:font-size="10pt" fo:background-color="#d4d4d4" loext:char-shading-value="0" style:font-size-asian="10pt"/>
    </style:style>
    <style:style style:name="T21" style:family="text">
      <style:text-properties fo:color="#000000" style:font-name="Monospace" fo:font-size="10pt" fo:background-color="#d4d4d4" loext:char-shading-value="0" style:font-size-asian="10pt"/>
    </style:style>
    <style:style style:name="T22" style:family="text">
      <style:text-properties fo:color="#000000" style:font-name="Monospace" fo:font-size="10pt" fo:background-color="#c0c0c0" loext:char-shading-value="0" style:font-size-asian="10pt"/>
    </style:style>
    <style:style style:name="T23" style:family="text">
      <style:text-properties fo:color="#000000" style:font-name="Monospace" fo:font-size="10pt" fo:background-color="#e8f2fe" loext:char-shading-value="0" style:font-size-asian="10pt"/>
    </style:style>
    <style:style style:name="T24" style:family="text">
      <style:text-properties fo:color="#2a00ff" style:font-name="Monospace" fo:font-size="10pt" style:font-size-asian="10pt"/>
    </style:style>
    <style:style style:name="T25" style:family="text">
      <style:text-properties fo:color="#2a00ff"/>
    </style:style>
    <style:style style:name="T26" style:family="text">
      <style:text-properties fo:color="#3f7f5f" style:font-name="Monospace" fo:font-size="10pt" style:font-size-asian="10pt"/>
    </style:style>
    <style:style style:name="T27" style:family="text">
      <style:text-properties fo:color="#3f7f5f" style:font-name="Monospace" fo:font-size="10pt" style:font-size-asian="10pt"/>
    </style:style>
    <style:style style:name="T28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0" style:family="text">
      <style:text-properties fo:color="#0000c0" style:font-name="Monospace" fo:font-size="10pt" style:font-size-asian="10pt"/>
    </style:style>
    <style:style style:name="T31" style:family="text">
      <style:text-properties fo:color="#0000c0" style:font-name="Monospace" fo:font-size="10pt" style:font-size-asian="10pt"/>
    </style:style>
    <style:style style:name="T32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33" style:family="text">
      <style:text-properties fo:color="#0000c0" style:font-name="Monospace" fo:font-size="10pt" style:text-underline-style="solid" style:text-underline-width="auto" style:text-underline-color="font-color" style:font-size-asian="10pt"/>
    </style:style>
    <style:style style:name="T34" style:family="text">
      <style:text-properties fo:color="#0000c0" style:font-name="Monospace" fo:font-size="10pt" fo:font-style="italic" style:font-size-asian="10pt" style:font-style-asian="italic"/>
    </style:style>
    <style:style style:name="T35" style:family="text">
      <style:text-properties fo:color="#0000c0" style:font-name="Monospace" fo:font-size="10pt" fo:font-style="italic" style:font-size-asian="10pt" style:font-style-asian="italic"/>
    </style:style>
    <style:style style:name="T36" style:family="text">
      <style:text-properties fo:color="#0000c0" style:font-name="Monospace" fo:font-size="10pt" fo:font-style="italic" fo:background-color="#c0c0c0" loext:char-shading-value="0" style:font-size-asian="10pt" style:font-style-asian="italic"/>
    </style:style>
    <style:style style:name="T37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38" style:family="text">
      <style:text-properties style:font-name="Times New Roman" fo:font-size="14pt" officeooo:rsid="00188206" style:font-size-asian="14pt" style:font-size-complex="14pt"/>
    </style:style>
    <style:style style:name="T39" style:family="text">
      <style:text-properties style:font-name="Times New Roman" fo:font-size="14pt" officeooo:rsid="0021a084" style:font-size-asian="14pt" style:font-size-complex="14pt"/>
    </style:style>
    <style:style style:name="T40" style:family="text">
      <style:text-properties officeooo:rsid="0021a084"/>
    </style:style>
    <style:style style:name="T41" style:family="text">
      <style:text-properties fo:color="#005032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W#<text:span text:style-name="T40">6</text:span></text:p>
      <text:p text:style-name="P2"/>
      <text:p text:style-name="P2">Name: Mrinmoy Sarkar</text:p>
      <text:p text:style-name="P2">Dept.:ECE</text:p>
      <text:p text:style-name="P2">Course: ECEN-62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38">C </text:span><text:span text:style-name="T39">code for LEDShow</text:span><text:span text:style-name="T4"> 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13">#include</text:span> <text:span text:style-name="T25">"msp.h"</text:span></text:p>
            <text:p text:style-name="P6"/>
            <text:p text:style-name="P6"/>
            <text:p text:style-name="P5"><text:span text:style-name="T9">#define</text:span><text:span text:style-name="T14"> LED_RED BIT0</text:span></text:p>
            <text:p text:style-name="P5"><text:span text:style-name="T9">#define</text:span><text:span text:style-name="T14"> LED_R BIT0</text:span></text:p>
            <text:p text:style-name="P5"><text:span text:style-name="T9">#define</text:span><text:span text:style-name="T14"> LED_G BIT1</text:span></text:p>
            <text:p text:style-name="P5"><text:span text:style-name="T9">#define</text:span><text:span text:style-name="T14"> LED_B BIT2</text:span></text:p>
            <text:p text:style-name="P6"/>
            <text:p text:style-name="P5"><text:span text:style-name="T9">#define</text:span><text:span text:style-name="T14"> B0ON (P1-&gt;OUT |= LED_RED)</text:span></text:p>
            <text:p text:style-name="P5"><text:span text:style-name="T9">#define</text:span><text:span text:style-name="T14"> B0OFF (P1-&gt;OUT &amp;= ~LED_RED)</text:span></text:p>
            <text:p text:style-name="P5"><text:span text:style-name="T9">#define</text:span><text:span text:style-name="T14"> B1ON (P2-&gt;OUT |= LED_R)</text:span></text:p>
            <text:p text:style-name="P5"><text:span text:style-name="T9">#define</text:span><text:span text:style-name="T14"> B1OFF (P2-&gt;OUT &amp;= ~LED_R)</text:span></text:p>
            <text:p text:style-name="P5"><text:span text:style-name="T9">#define</text:span><text:span text:style-name="T14"> B2ON (P2-&gt;OUT |= LED_G)</text:span></text:p>
            <text:p text:style-name="P5"><text:span text:style-name="T9">#define</text:span><text:span text:style-name="T14"> B2OFF (P2-&gt;OUT &amp;= ~LED_G)</text:span></text:p>
            <text:p text:style-name="P5"><text:span text:style-name="T9">#define</text:span><text:span text:style-name="T14"> B3ON (P2-&gt;OUT |= LED_B)</text:span></text:p>
            <text:p text:style-name="P5"><text:span text:style-name="T9">#define</text:span><text:span text:style-name="T14"> B3OFF (P2-&gt;OUT &amp;= ~LED_B)</text:span></text:p>
            <text:p text:style-name="P6"/>
            <text:p text:style-name="P5"><text:span text:style-name="T9">#define</text:span><text:span text:style-name="T14"> TIMER_PERIOD 24000000 <text:s/></text:span><text:span text:style-name="T26">// equivalent to 500ms</text:span></text:p>
            <text:p text:style-name="P6"/>
            <text:p text:style-name="P5"><text:span text:style-name="T9">typedef</text:span><text:span text:style-name="T14"> </text:span><text:span text:style-name="T9">struct</text:span><text:span text:style-name="T14"> </text:span><text:span text:style-name="T41">task</text:span><text:span text:style-name="T14"> {</text:span></text:p>
            <text:p text:style-name="P5"><text:span text:style-name="T14"><text:s text:c="2"/></text:span><text:span text:style-name="T9">int</text:span><text:span text:style-name="T14"> </text:span><text:span text:style-name="T30">state</text:span><text:span text:style-name="T14">; </text:span><text:span text:style-name="T26">// Current state of the task</text:span></text:p>
            <text:p text:style-name="P5"><text:span text:style-name="T14"><text:s text:c="2"/></text:span><text:span text:style-name="T9">unsigned</text:span><text:span text:style-name="T14"> </text:span><text:span text:style-name="T9">long</text:span><text:span text:style-name="T14"> </text:span><text:span text:style-name="T30">period</text:span><text:span text:style-name="T14">; </text:span><text:span text:style-name="T26">// Rate at which the task should tick</text:span></text:p>
            <text:p text:style-name="P5"><text:span text:style-name="T14"><text:s text:c="2"/></text:span><text:span text:style-name="T9">unsigned</text:span><text:span text:style-name="T14"> </text:span><text:span text:style-name="T9">long</text:span><text:span text:style-name="T14"> </text:span><text:span text:style-name="T30">elapsedTime</text:span><text:span text:style-name="T14">; </text:span><text:span text:style-name="T26">// Time since task's previous tick</text:span></text:p>
            <text:p text:style-name="P5"><text:span text:style-name="T14"><text:s text:c="2"/></text:span><text:span text:style-name="T9">int</text:span><text:span text:style-name="T14"> (*</text:span><text:span text:style-name="T30">TickFct</text:span><text:span text:style-name="T14">)(</text:span><text:span text:style-name="T9">int</text:span><text:span text:style-name="T14">); </text:span><text:span text:style-name="T26">// Function to call for task's tick</text:span></text:p>
            <text:p text:style-name="P5"><text:span text:style-name="T14">} </text:span><text:span text:style-name="T41">task</text:span><text:span text:style-name="T14">;</text:span></text:p>
            <text:p text:style-name="P6"/>
            <text:p text:style-name="P5"><text:span text:style-name="T41">task</text:span><text:span text:style-name="T14"> tasks[2];</text:span></text:p>
            <text:p text:style-name="P6"/>
            <text:p text:style-name="P5"><text:span text:style-name="T9">const</text:span><text:span text:style-name="T14"> </text:span><text:span text:style-name="T9">unsigned</text:span><text:span text:style-name="T14"> </text:span><text:span text:style-name="T9">char</text:span><text:span text:style-name="T14"> tasksNum = 2;</text:span></text:p>
            <text:p text:style-name="P5"><text:span text:style-name="T9">const</text:span><text:span text:style-name="T14"> </text:span><text:span text:style-name="T9">unsigned</text:span><text:span text:style-name="T14"> </text:span><text:span text:style-name="T9">long</text:span><text:span text:style-name="T14"> tasksPeriodGCD = 500;</text:span></text:p>
            <text:p text:style-name="P5"><text:span text:style-name="T9">const</text:span><text:span text:style-name="T14"> </text:span><text:span text:style-name="T9">unsigned</text:span><text:span text:style-name="T14"> </text:span><text:span text:style-name="T9">long</text:span><text:span text:style-name="T14"> periodBlinkLED = 1500;</text:span></text:p>
            <text:p text:style-name="P5"><text:span text:style-name="T9">const</text:span><text:span text:style-name="T14"> </text:span><text:span text:style-name="T9">unsigned</text:span><text:span text:style-name="T14"> </text:span><text:span text:style-name="T9">long</text:span><text:span text:style-name="T14"> periodThreeLEDs = 500;</text:span></text:p>
            <text:p text:style-name="P6"/>
            <text:p text:style-name="P5"><text:span text:style-name="T9">void</text:span><text:span text:style-name="T14"> </text:span><text:span text:style-name="T16">SysTick_Init</text:span><text:span text:style-name="T14">(</text:span><text:span text:style-name="T9">void</text:span><text:span text:style-name="T14">);</text:span></text:p>
            <text:p text:style-name="P5"><text:span text:style-name="T9">void</text:span><text:span text:style-name="T14"> </text:span><text:span text:style-name="T16">initPorts</text:span><text:span text:style-name="T14">(</text:span><text:span text:style-name="T9">void</text:span><text:span text:style-name="T14">);</text:span></text:p>
            <text:p text:style-name="P6"/>
            <text:p text:style-name="P5"><text:span text:style-name="T9">enum</text:span><text:span text:style-name="T14"> BL_States { </text:span><text:span text:style-name="T34">BL_SMStart</text:span><text:span text:style-name="T14">, </text:span><text:span text:style-name="T34">BL_s1</text:span><text:span text:style-name="T14"> };</text:span></text:p>
            <text:p text:style-name="P5"><text:span text:style-name="T9">int</text:span><text:span text:style-name="T14"> </text:span><text:span text:style-name="T16">TickFct_BlinkLED</text:span><text:span text:style-name="T14">(</text:span><text:span text:style-name="T9">int</text:span><text:span text:style-name="T14"> state);</text:span></text:p>
            <text:p text:style-name="P6"/>
            <text:p text:style-name="P5"><text:span text:style-name="T9">int</text:span><text:span text:style-name="T14"> </text:span><text:span text:style-name="T16">TickFct_ThreeLEDs</text:span><text:span text:style-name="T14">(</text:span><text:span text:style-name="T9">int</text:span><text:span text:style-name="T14"> state);</text:span></text:p>
            <text:p text:style-name="P5"><text:span text:style-name="T9">enum</text:span><text:span text:style-name="T14"> TL_States { </text:span><text:span text:style-name="T34">TL_SMStart</text:span><text:span text:style-name="T14">, </text:span><text:span text:style-name="T34">TL_s1</text:span><text:span text:style-name="T14">, </text:span><text:span text:style-name="T34">TL_s2</text:span><text:span text:style-name="T14">, </text:span><text:span text:style-name="T34">TL_s3</text:span><text:span text:style-name="T14"> };</text:span></text:p>
            <text:p text:style-name="P6"/>
            <text:p text:style-name="P5"><text:span text:style-name="T9">void</text:span><text:span text:style-name="T14"> </text:span><text:span text:style-name="T16">main</text:span><text:span text:style-name="T14">(</text:span><text:span text:style-name="T9">void</text:span><text:span text:style-name="T14">)</text:span></text:p>
            <text:p text:style-name="P5"><text:span text:style-name="T14">{</text:span></text:p>
            <text:p text:style-name="P5"><text:span text:style-name="T14"><text:s text:c="4"/>WDT_A-&gt;</text:span><text:span text:style-name="T30">CTL</text:span><text:span text:style-name="T14"> = WDT_A_CTL_PW | WDT_A_CTL_HOLD;</text:span></text:p>
            <text:p text:style-name="P5"><text:span text:style-name="T14"><text:s text:c="4"/></text:span><text:span text:style-name="T9">unsigned</text:span><text:span text:style-name="T14"> </text:span><text:span text:style-name="T9">char</text:span><text:span text:style-name="T14"> i=0;</text:span></text:p>
            <text:p text:style-name="P5"><text:span text:style-name="T14"><text:s text:c="4"/>tasks[i].</text:span><text:span text:style-name="T30">state</text:span><text:span text:style-name="T14"> = </text:span><text:span text:style-name="T34">BL_SMStart</text:span><text:span text:style-name="T14">;</text:span></text:p>
            <text:p text:style-name="P5"><text:span text:style-name="T14"><text:s text:c="4"/>tasks[i].</text:span><text:span text:style-name="T30">period</text:span><text:span text:style-name="T14"> = periodBlinkLED;</text:span></text:p>
            <text:p text:style-name="P5"><text:span text:style-name="T14"><text:s text:c="4"/>tasks[i].</text:span><text:span text:style-name="T30">elapsedTime</text:span><text:span text:style-name="T14"> = tasks[i].</text:span><text:span text:style-name="T30">period</text:span><text:span text:style-name="T14">;</text:span></text:p>
            <text:p text:style-name="P5"><text:span text:style-name="T14"><text:s text:c="4"/>tasks[i].</text:span><text:span text:style-name="T30">TickFct</text:span><text:span text:style-name="T14"> = &amp;TickFct_BlinkLED;</text:span></text:p>
            <text:p text:style-name="P5"><text:span text:style-name="T14"><text:s text:c="4"/></text:span><text:span text:style-name="T18">++i;</text:span></text:p>
            <text:p text:style-name="P5"><text:span text:style-name="T14"><text:s text:c="4"/>tasks[i].</text:span><text:span text:style-name="T30">state</text:span><text:span text:style-name="T14"> = </text:span><text:span text:style-name="T34">TL_SMStart</text:span><text:span text:style-name="T14">;</text:span></text:p>
            <text:p text:style-name="P5"><text:span text:style-name="T14"><text:s text:c="4"/>tasks[i].</text:span><text:span text:style-name="T30">period</text:span><text:span text:style-name="T14"> = periodThreeLEDs;</text:span></text:p>
            <text:p text:style-name="P5"><text:span text:style-name="T14"><text:s text:c="4"/>tasks[i].</text:span><text:span text:style-name="T30">elapsedTime</text:span><text:span text:style-name="T14"> = tasks[i].</text:span><text:span text:style-name="T30">period</text:span><text:span text:style-name="T14">;</text:span></text:p>
            <text:p text:style-name="P5"><text:span text:style-name="T14"><text:s text:c="4"/>tasks[i].</text:span><text:span text:style-name="T30">TickFct</text:span><text:span text:style-name="T14"> = &amp;TickFct_ThreeLEDs;</text:span></text:p>
            <text:p text:style-name="P6"/>
            <text:p text:style-name="P5"><text:soft-page-break/><text:span text:style-name="T14"><text:s text:c="4"/>initPorts();</text:span></text:p>
            <text:p text:style-name="P5"><text:span text:style-name="T14"><text:s text:c="4"/>SysTick_Init();</text:span></text:p>
            <text:p text:style-name="P5"><text:span text:style-name="T14"><text:s text:c="4"/>__enable_irq();</text:span></text:p>
            <text:p text:style-name="P6"/>
            <text:p text:style-name="P5"><text:span text:style-name="T14"><text:s text:c="4"/></text:span><text:span text:style-name="T9">while</text:span><text:span text:style-name="T14">(1) {</text:span></text:p>
            <text:p text:style-name="P5"><text:span text:style-name="T14"><text:s text:c="5"/>__sleep();</text:span></text:p>
            <text:p text:style-name="P5"><text:span text:style-name="T14"><text:s text:c="4"/>}</text:span></text:p>
            <text:p text:style-name="P5"><text:span text:style-name="T14">}</text:span></text:p>
            <text:p text:style-name="P6"/>
            <text:p text:style-name="P5"><text:span text:style-name="T9">void</text:span><text:span text:style-name="T14"> </text:span><text:span text:style-name="T16">SysTick_Handler</text:span><text:span text:style-name="T14">(</text:span><text:span text:style-name="T9">void</text:span><text:span text:style-name="T14">){</text:span></text:p>
            <text:p text:style-name="P5"><text:span text:style-name="T14"><text:s text:c="4"/></text:span><text:span text:style-name="T9">unsigned</text:span><text:span text:style-name="T14"> </text:span><text:span text:style-name="T9">char</text:span><text:span text:style-name="T14"> i;</text:span></text:p>
            <text:p text:style-name="P5"><text:span text:style-name="T14"><text:s text:c="6"/></text:span><text:span text:style-name="T11">for</text:span><text:span text:style-name="T18"> (i = 0; i &lt; tasksNum; ++i) { </text:span><text:span text:style-name="T28">// Heart of the scheduler code</text:span></text:p>
            <text:p text:style-name="P5"><text:span text:style-name="T14"><text:s text:c="9"/></text:span><text:span text:style-name="T9">if</text:span><text:span text:style-name="T14"> ( tasks[i].</text:span><text:span text:style-name="T30">elapsedTime</text:span><text:span text:style-name="T14"> &gt;= tasks[i].</text:span><text:span text:style-name="T30">period</text:span><text:span text:style-name="T14"> ) { </text:span><text:span text:style-name="T26">// Ready</text:span></text:p>
            <text:p text:style-name="P5"><text:span text:style-name="T14"><text:s text:c="12"/>tasks[i].</text:span><text:span text:style-name="T30">state</text:span><text:span text:style-name="T14"> = tasks[i].</text:span><text:span text:style-name="T30">TickFct</text:span><text:span text:style-name="T14">(tasks[i].</text:span><text:span text:style-name="T30">state</text:span><text:span text:style-name="T14">);</text:span></text:p>
            <text:p text:style-name="P5"><text:span text:style-name="T14"><text:s text:c="12"/>tasks[i].</text:span><text:span text:style-name="T30">elapsedTime</text:span><text:span text:style-name="T14"> = 0;</text:span></text:p>
            <text:p text:style-name="P5"><text:span text:style-name="T14"><text:s text:c="9"/>}</text:span></text:p>
            <text:p text:style-name="P5"><text:span text:style-name="T14"><text:s text:c="9"/>tasks[i].</text:span><text:span text:style-name="T30">elapsedTime</text:span><text:span text:style-name="T14"> += tasksPeriodGCD;</text:span></text:p>
            <text:p text:style-name="P5"><text:span text:style-name="T14"><text:s text:c="6"/>}</text:span></text:p>
            <text:p text:style-name="P5"><text:span text:style-name="T14">}</text:span></text:p>
            <text:p text:style-name="P6"/>
            <text:p text:style-name="P5"><text:span text:style-name="T9">void</text:span><text:span text:style-name="T14"> </text:span><text:span text:style-name="T16">SysTick_Init</text:span><text:span text:style-name="T14">(</text:span><text:span text:style-name="T9">void</text:span><text:span text:style-name="T14">)</text:span></text:p>
            <text:p text:style-name="P5"><text:span text:style-name="T14">{</text:span></text:p>
            <text:p text:style-name="P5"><text:span text:style-name="T14"><text:s text:c="5"/></text:span><text:span text:style-name="T11">while</text:span><text:span text:style-name="T18">(PCM-&gt;</text:span><text:span text:style-name="T32">CTL1</text:span><text:span text:style-name="T18"> &amp; PCM_CTL1_PMR_BUSY);</text:span></text:p>
            <text:p text:style-name="P5"><text:span text:style-name="T14"><text:s text:c="5"/>PCM-&gt;</text:span><text:span text:style-name="T30">CTL0</text:span><text:span text:style-name="T14"> = PCM_CTL0_KEY_VAL | PCM_CTL0_AMR_1;</text:span></text:p>
            <text:p text:style-name="P5"><text:span text:style-name="T14"><text:s text:c="5"/></text:span><text:span text:style-name="T11">while</text:span><text:span text:style-name="T18">(PCM-&gt;</text:span><text:span text:style-name="T32">CTL1</text:span><text:span text:style-name="T18"> &amp; PCM_CTL1_PMR_BUSY);</text:span></text:p>
            <text:p text:style-name="P5"><text:span text:style-name="T14"><text:s text:c="5"/>FLCTL-&gt;</text:span><text:span text:style-name="T30">BANK0_RDCTL</text:span><text:span text:style-name="T14"> = (FLCTL-&gt;</text:span><text:span text:style-name="T30">BANK0_RDCTL</text:span><text:span text:style-name="T14"> &amp; ~(FLCTL_BANK0_RDCTL_WAIT_MASK)) | FLCTL_BANK0_RDCTL_WAIT_1;</text:span></text:p>
            <text:p text:style-name="P5"><text:span text:style-name="T14"><text:s text:c="5"/>FLCTL-&gt;</text:span><text:span text:style-name="T30">BANK1_RDCTL</text:span><text:span text:style-name="T14"> = (FLCTL-&gt;</text:span><text:span text:style-name="T30">BANK1_RDCTL</text:span><text:span text:style-name="T14"> &amp; ~(FLCTL_BANK1_RDCTL_WAIT_MASK)) | FLCTL_BANK1_RDCTL_WAIT_1;</text:span></text:p>
            <text:p text:style-name="P5"><text:span text:style-name="T14"><text:s text:c="5"/>CS-&gt;</text:span><text:span text:style-name="T30">KEY</text:span><text:span text:style-name="T14"> = CS_KEY_VAL;</text:span></text:p>
            <text:p text:style-name="P5"><text:span text:style-name="T14"><text:s text:c="5"/>CS-&gt;</text:span><text:span text:style-name="T30">CTL0</text:span><text:span text:style-name="T14"> |= CS_CTL0_DCORSEL_5;</text:span></text:p>
            <text:p text:style-name="P5"><text:span text:style-name="T14"><text:s text:c="5"/>CS-&gt;</text:span><text:span text:style-name="T30">KEY</text:span><text:span text:style-name="T14"> = 0;</text:span></text:p>
            <text:p text:style-name="P6"/>
            <text:p text:style-name="P5"><text:span text:style-name="T14"><text:s text:c="5"/>SysTick-&gt;</text:span><text:span text:style-name="T30">CTRL</text:span><text:span text:style-name="T14"> |= SysTick_CTRL_CLKSOURCE_Msk | SysTick_CTRL_ENABLE_Msk;</text:span></text:p>
            <text:p text:style-name="P5"><text:span text:style-name="T14"><text:s text:c="5"/>SysTick-&gt;</text:span><text:span text:style-name="T30">LOAD</text:span><text:span text:style-name="T14"> = TIMER_PERIOD;</text:span></text:p>
            <text:p text:style-name="P5"><text:span text:style-name="T14"><text:s text:c="5"/>SysTick-&gt;</text:span><text:span text:style-name="T30">VAL</text:span><text:span text:style-name="T14"> = 0;</text:span></text:p>
            <text:p text:style-name="P5"><text:span text:style-name="T14"><text:s text:c="5"/>SysTick-&gt;</text:span><text:span text:style-name="T30">CTRL</text:span><text:span text:style-name="T14"> |= SysTick_CTRL_TICKINT_Msk;</text:span></text:p>
            <text:p text:style-name="P6"/>
            <text:p text:style-name="P5"><text:span text:style-name="T14">}</text:span></text:p>
            <text:p text:style-name="P6"/>
            <text:p text:style-name="P5"><text:span text:style-name="T9">void</text:span><text:span text:style-name="T14"> </text:span><text:span text:style-name="T16">initPorts</text:span><text:span text:style-name="T14">(</text:span><text:span text:style-name="T9">void</text:span><text:span text:style-name="T14">)</text:span></text:p>
            <text:p text:style-name="P5"><text:span text:style-name="T14">{</text:span></text:p>
            <text:p text:style-name="P5"><text:span text:style-name="T14"><text:s text:c="4"/>P1-&gt;</text:span><text:span text:style-name="T30">DIR</text:span><text:span text:style-name="T14"> = LED_RED;</text:span></text:p>
            <text:p text:style-name="P5"><text:span text:style-name="T14"><text:s text:c="4"/>P1-&gt;</text:span><text:span text:style-name="T30">OUT</text:span><text:span text:style-name="T14"> = 0x00;</text:span></text:p>
            <text:p text:style-name="P5"><text:span text:style-name="T14"><text:s text:c="4"/>P2-&gt;</text:span><text:span text:style-name="T30">DIR</text:span><text:span text:style-name="T14"> = LED_R|LED_G|LED_B;</text:span></text:p>
            <text:p text:style-name="P5"><text:span text:style-name="T14"><text:s text:c="4"/>P2-&gt;</text:span><text:span text:style-name="T30">OUT</text:span><text:span text:style-name="T14"> = 0x00;</text:span></text:p>
            <text:p text:style-name="P5"><text:span text:style-name="T14">}</text:span></text:p>
            <text:p text:style-name="P6"/>
            <text:p text:style-name="P5"><text:span text:style-name="T9">int</text:span><text:span text:style-name="T14"> </text:span><text:span text:style-name="T16">TickFct_BlinkLED</text:span><text:span text:style-name="T14">(</text:span><text:span text:style-name="T9">int</text:span><text:span text:style-name="T14"> state) {</text:span></text:p>
            <text:p text:style-name="P5"><text:span text:style-name="T14"><text:s text:c="4"/></text:span><text:span text:style-name="T9">static</text:span><text:span text:style-name="T14"> </text:span><text:span text:style-name="T9">int</text:span><text:span text:style-name="T14"> flag = 0;</text:span></text:p>
            <text:p text:style-name="P5"><text:span text:style-name="T14"><text:s text:c="2"/></text:span><text:span text:style-name="T9">switch</text:span><text:span text:style-name="T14">(state) { </text:span><text:span text:style-name="T26">// Transitions</text:span></text:p>
            <text:p text:style-name="P5"><text:span text:style-name="T14"><text:s text:c="5"/></text:span><text:span text:style-name="T9">case</text:span><text:span text:style-name="T14"> </text:span><text:span text:style-name="T34">BL_SMStart</text:span><text:span text:style-name="T14">: </text:span><text:span text:style-name="T26">// Initial transition</text:span></text:p>
            <text:p text:style-name="P5"><text:span text:style-name="T14"><text:s text:c="8"/>B0OFF; </text:span><text:span text:style-name="T26">// Initialization behavior</text:span></text:p>
            <text:p text:style-name="P5"><text:span text:style-name="T14"><text:s text:c="8"/>state = </text:span><text:span text:style-name="T34">BL_s1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BL_s1</text:span><text:span text:style-name="T14">:</text:span></text:p>
            <text:p text:style-name="P5"><text:span text:style-name="T14"><text:s text:c="8"/>state = </text:span><text:span text:style-name="T34">BL_s1</text:span><text:span text:style-name="T14">;</text:span></text:p>
            <text:p text:style-name="P5"><text:soft-page-break/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state = </text:span><text:span text:style-name="T34">BL_SMStart</text:span><text:span text:style-name="T14">;</text:span></text:p>
            <text:p text:style-name="P5"><text:span text:style-name="T14"><text:s text:c="3"/>} </text:span><text:span text:style-name="T26">// Transitions</text:span></text:p>
            <text:p text:style-name="P6"/>
            <text:p text:style-name="P5"><text:span text:style-name="T14"><text:s text:c="2"/></text:span><text:span text:style-name="T9">switch</text:span><text:span text:style-name="T14">(state) { </text:span><text:span text:style-name="T26">// State actions</text:span></text:p>
            <text:p text:style-name="P5"><text:span text:style-name="T14"><text:s text:c="5"/></text:span><text:span text:style-name="T9">case</text:span><text:span text:style-name="T14"> </text:span><text:span text:style-name="T34">BL_s1</text:span><text:span text:style-name="T14">:</text:span></text:p>
            <text:p text:style-name="P5"><text:span text:style-name="T14"><text:s text:c="8"/></text:span><text:span text:style-name="T9">if</text:span><text:span text:style-name="T14">(flag)B0ON;</text:span></text:p>
            <text:p text:style-name="P5"><text:span text:style-name="T14"><text:s text:c="8"/></text:span><text:span text:style-name="T9">else</text:span><text:span text:style-name="T14"> B0OFF;</text:span></text:p>
            <text:p text:style-name="P5"><text:span text:style-name="T14"><text:s text:c="8"/>flag = !flag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2"/>} </text:span><text:span text:style-name="T26">// State actions</text:span></text:p>
            <text:p text:style-name="P5"><text:span text:style-name="T14"><text:s text:c="2"/></text:span><text:span text:style-name="T9">return</text:span><text:span text:style-name="T14"> state;</text:span></text:p>
            <text:p text:style-name="P5"><text:span text:style-name="T14">}</text:span></text:p>
            <text:p text:style-name="P6"/>
            <text:p text:style-name="P5"><text:span text:style-name="T9">int</text:span><text:span text:style-name="T14"> </text:span><text:span text:style-name="T16">TickFct_ThreeLEDs</text:span><text:span text:style-name="T14">(</text:span><text:span text:style-name="T9">int</text:span><text:span text:style-name="T14"> state) {</text:span></text:p>
            <text:p text:style-name="P5"><text:span text:style-name="T14"><text:s text:c="2"/></text:span><text:span text:style-name="T9">switch</text:span><text:span text:style-name="T14">(state) { </text:span><text:span text:style-name="T26">// Transitions</text:span></text:p>
            <text:p text:style-name="P5"><text:span text:style-name="T14"><text:s text:c="5"/></text:span><text:span text:style-name="T9">case</text:span><text:span text:style-name="T14"> </text:span><text:span text:style-name="T34">TL_SMStart</text:span><text:span text:style-name="T14">: </text:span><text:span text:style-name="T26">// Initial transition</text:span></text:p>
            <text:p text:style-name="P5"><text:span text:style-name="T14"><text:s text:c="8"/>state = </text:span><text:span text:style-name="T34">TL_s1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1</text:span><text:span text:style-name="T14">:</text:span></text:p>
            <text:p text:style-name="P5"><text:span text:style-name="T14"><text:s text:c="8"/>state = </text:span><text:span text:style-name="T34">TL_s2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2</text:span><text:span text:style-name="T14">:</text:span></text:p>
            <text:p text:style-name="P5"><text:span text:style-name="T14"><text:s text:c="8"/>state = </text:span><text:span text:style-name="T34">TL_s3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3</text:span><text:span text:style-name="T14">:</text:span></text:p>
            <text:p text:style-name="P5"><text:span text:style-name="T14"><text:s text:c="8"/>state = </text:span><text:span text:style-name="T34">TL_s1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state = </text:span><text:span text:style-name="T34">TL_SMStart</text:span><text:span text:style-name="T14">;</text:span></text:p>
            <text:p text:style-name="P5"><text:span text:style-name="T14"><text:s text:c="3"/>} </text:span><text:span text:style-name="T26">// Transitions</text:span></text:p>
            <text:p text:style-name="P6"/>
            <text:p text:style-name="P5"><text:span text:style-name="T14"><text:s text:c="2"/></text:span><text:span text:style-name="T9">switch</text:span><text:span text:style-name="T14">(state) { </text:span><text:span text:style-name="T26">// State actions</text:span></text:p>
            <text:p text:style-name="P5"><text:span text:style-name="T14"><text:s text:c="5"/></text:span><text:span text:style-name="T9">case</text:span><text:span text:style-name="T14"> </text:span><text:span text:style-name="T34">TL_s1</text:span><text:span text:style-name="T14">:</text:span></text:p>
            <text:p text:style-name="P5"><text:span text:style-name="T14"><text:s text:c="8"/>B1ON; B2OFF; B3OFF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2</text:span><text:span text:style-name="T14">:</text:span></text:p>
            <text:p text:style-name="P5"><text:span text:style-name="T14"><text:s text:c="8"/>B1OFF; B2ON; B3OFF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3</text:span><text:span text:style-name="T14">:</text:span></text:p>
            <text:p text:style-name="P5"><text:span text:style-name="T14"><text:s text:c="8"/>B1OFF; B2OFF; B3ON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2"/>} </text:span><text:span text:style-name="T26">// State actions</text:span></text:p>
            <text:p text:style-name="P5"><text:span text:style-name="T14"><text:s text:c="2"/></text:span><text:span text:style-name="T9">return</text:span><text:span text:style-name="T14"> state;</text:span></text:p>
            <text:p text:style-name="P5"><text:span text:style-name="T14">}</text:span></text:p>
            <text:p text:style-name="P8"><text:span text:style-name="T14"/></text:p>
          </table:table-cell>
        </table:table-row>
      </table:table>
      <text:p text:style-name="P9"/>
      <text:p text:style-name="P3"><text:span text:style-name="T5">C code for </text:span><text:span text:style-name="T7">LEDShow+FlashLED</text:span><text:span text:style-name="T4"> 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13">#include</text:span> <text:span text:style-name="T25">"msp.h"</text:span></text:p>
            <text:p text:style-name="P6"/>
            <text:p text:style-name="P6"/>
            <text:p text:style-name="P5"><text:soft-page-break/><text:span text:style-name="T9">#define</text:span><text:span text:style-name="T14"> LED_RED BIT0</text:span></text:p>
            <text:p text:style-name="P5"><text:span text:style-name="T9">#define</text:span><text:span text:style-name="T14"> LED_R BIT0</text:span></text:p>
            <text:p text:style-name="P5"><text:span text:style-name="T9">#define</text:span><text:span text:style-name="T14"> LED_G BIT1</text:span></text:p>
            <text:p text:style-name="P5"><text:span text:style-name="T9">#define</text:span><text:span text:style-name="T14"> LED_B BIT2</text:span></text:p>
            <text:p text:style-name="P5"><text:span text:style-name="T9">#define</text:span><text:span text:style-name="T14"> LED_BOOSTER_GREEN BIT4</text:span></text:p>
            <text:p text:style-name="P5"><text:span text:style-name="T9">#define</text:span><text:span text:style-name="T14"> S1 BIT1</text:span></text:p>
            <text:p text:style-name="P5"><text:span text:style-name="T9">#define</text:span><text:span text:style-name="T14"> A0 ((P5-&gt;IN &amp; S1) == 0x00)</text:span></text:p>
            <text:p text:style-name="P6"/>
            <text:p text:style-name="P5"><text:span text:style-name="T9">#define</text:span><text:span text:style-name="T14"> B0ON (P1-&gt;OUT |= LED_RED)</text:span></text:p>
            <text:p text:style-name="P5"><text:span text:style-name="T9">#define</text:span><text:span text:style-name="T14"> B0OFF (P1-&gt;OUT &amp;= ~LED_RED)</text:span></text:p>
            <text:p text:style-name="P5"><text:span text:style-name="T9">#define</text:span><text:span text:style-name="T14"> B1ON (P2-&gt;OUT |= LED_R)</text:span></text:p>
            <text:p text:style-name="P5"><text:span text:style-name="T9">#define</text:span><text:span text:style-name="T14"> B1OFF (P2-&gt;OUT &amp;= ~LED_R)</text:span></text:p>
            <text:p text:style-name="P5"><text:span text:style-name="T9">#define</text:span><text:span text:style-name="T14"> B2ON (P2-&gt;OUT |= LED_G)</text:span></text:p>
            <text:p text:style-name="P5"><text:span text:style-name="T9">#define</text:span><text:span text:style-name="T14"> B2OFF (P2-&gt;OUT &amp;= ~LED_G)</text:span></text:p>
            <text:p text:style-name="P5"><text:span text:style-name="T9">#define</text:span><text:span text:style-name="T14"> B3ON (P2-&gt;OUT |= LED_B)</text:span></text:p>
            <text:p text:style-name="P5"><text:span text:style-name="T9">#define</text:span><text:span text:style-name="T14"> B3OFF (P2-&gt;OUT &amp;= ~LED_B)</text:span></text:p>
            <text:p text:style-name="P5"><text:span text:style-name="T9">#define</text:span><text:span text:style-name="T14"> B4ON (P2-&gt;OUT |= LED_BOOSTER_GREEN)</text:span></text:p>
            <text:p text:style-name="P5"><text:span text:style-name="T9">#define</text:span><text:span text:style-name="T14"> </text:span><text:span text:style-name="T20">B4OFF</text:span><text:span text:style-name="T14"> (P2-&gt;OUT &amp;= ~LED_BOOSTER_GREEN)</text:span></text:p>
            <text:p text:style-name="P6"/>
            <text:p text:style-name="P5"><text:span text:style-name="T9">#define</text:span><text:span text:style-name="T14"> TIMER_PERIOD 2400000 <text:s/></text:span><text:span text:style-name="T26">// equivalent to 50ms</text:span></text:p>
            <text:p text:style-name="P6"/>
            <text:p text:style-name="P6"/>
            <text:p text:style-name="P6"/>
            <text:p text:style-name="P5"><text:span text:style-name="T9">typedef</text:span><text:span text:style-name="T14"> </text:span><text:span text:style-name="T9">struct</text:span><text:span text:style-name="T14"> </text:span><text:span text:style-name="T41">task</text:span><text:span text:style-name="T14"> {</text:span></text:p>
            <text:p text:style-name="P5"><text:span text:style-name="T14"><text:s text:c="2"/></text:span><text:span text:style-name="T9">int</text:span><text:span text:style-name="T14"> </text:span><text:span text:style-name="T30">state</text:span><text:span text:style-name="T14">; </text:span><text:span text:style-name="T26">// Current state of the task</text:span></text:p>
            <text:p text:style-name="P5"><text:span text:style-name="T14"><text:s text:c="2"/></text:span><text:span text:style-name="T9">unsigned</text:span><text:span text:style-name="T14"> </text:span><text:span text:style-name="T9">long</text:span><text:span text:style-name="T14"> </text:span><text:span text:style-name="T30">period</text:span><text:span text:style-name="T14">; </text:span><text:span text:style-name="T26">// Rate at which the task should tick</text:span></text:p>
            <text:p text:style-name="P5"><text:span text:style-name="T14"><text:s text:c="2"/></text:span><text:span text:style-name="T9">unsigned</text:span><text:span text:style-name="T14"> </text:span><text:span text:style-name="T9">long</text:span><text:span text:style-name="T14"> </text:span><text:span text:style-name="T30">elapsedTime</text:span><text:span text:style-name="T14">; </text:span><text:span text:style-name="T26">// Time since task's previous tick</text:span></text:p>
            <text:p text:style-name="P5"><text:span text:style-name="T14"><text:s text:c="2"/></text:span><text:span text:style-name="T9">int</text:span><text:span text:style-name="T14"> (*</text:span><text:span text:style-name="T30">TickFct</text:span><text:span text:style-name="T14">)(</text:span><text:span text:style-name="T9">int</text:span><text:span text:style-name="T14">); </text:span><text:span text:style-name="T26">// Function to call for task's tick</text:span></text:p>
            <text:p text:style-name="P5"><text:span text:style-name="T14">} </text:span><text:span text:style-name="T41">task</text:span><text:span text:style-name="T14">;</text:span></text:p>
            <text:p text:style-name="P6"/>
            <text:p text:style-name="P5"><text:span text:style-name="T41">task</text:span><text:span text:style-name="T14"> tasks[3];</text:span></text:p>
            <text:p text:style-name="P6"/>
            <text:p text:style-name="P5"><text:span text:style-name="T9">const</text:span><text:span text:style-name="T14"> </text:span><text:span text:style-name="T9">unsigned</text:span><text:span text:style-name="T14"> </text:span><text:span text:style-name="T9">char</text:span><text:span text:style-name="T14"> tasksNum = 3;</text:span></text:p>
            <text:p text:style-name="P5"><text:span text:style-name="T9">const</text:span><text:span text:style-name="T14"> </text:span><text:span text:style-name="T9">unsigned</text:span><text:span text:style-name="T14"> </text:span><text:span text:style-name="T9">long</text:span><text:span text:style-name="T14"> tasksPeriodGCD = 50;</text:span></text:p>
            <text:p text:style-name="P5"><text:span text:style-name="T9">const</text:span><text:span text:style-name="T14"> </text:span><text:span text:style-name="T9">unsigned</text:span><text:span text:style-name="T14"> </text:span><text:span text:style-name="T9">long</text:span><text:span text:style-name="T14"> periodBlinkLED = 1500;</text:span></text:p>
            <text:p text:style-name="P5"><text:span text:style-name="T9">const</text:span><text:span text:style-name="T14"> </text:span><text:span text:style-name="T9">unsigned</text:span><text:span text:style-name="T14"> </text:span><text:span text:style-name="T9">long</text:span><text:span text:style-name="T14"> periodThreeLEDs = 500;</text:span></text:p>
            <text:p text:style-name="P5"><text:span text:style-name="T9">const</text:span><text:span text:style-name="T14"> </text:span><text:span text:style-name="T9">unsigned</text:span><text:span text:style-name="T14"> </text:span><text:span text:style-name="T9">long</text:span><text:span text:style-name="T14"> periodFlashLED = 50;</text:span></text:p>
            <text:p text:style-name="P6"/>
            <text:p text:style-name="P5"><text:span text:style-name="T9">void</text:span><text:span text:style-name="T14"> </text:span><text:span text:style-name="T16">SysTick_Init</text:span><text:span text:style-name="T14">(</text:span><text:span text:style-name="T9">void</text:span><text:span text:style-name="T14">);</text:span></text:p>
            <text:p text:style-name="P5"><text:span text:style-name="T9">void</text:span><text:span text:style-name="T14"> </text:span><text:span text:style-name="T16">initPorts</text:span><text:span text:style-name="T14">(</text:span><text:span text:style-name="T9">void</text:span><text:span text:style-name="T14">);</text:span></text:p>
            <text:p text:style-name="P6"/>
            <text:p text:style-name="P5"><text:span text:style-name="T9">enum</text:span><text:span text:style-name="T14"> BL_States { </text:span><text:span text:style-name="T34">BL_SMStart</text:span><text:span text:style-name="T14">, </text:span><text:span text:style-name="T34">BL_s1</text:span><text:span text:style-name="T14"> };</text:span></text:p>
            <text:p text:style-name="P5"><text:span text:style-name="T9">int</text:span><text:span text:style-name="T14"> </text:span><text:span text:style-name="T16">TickFct_BlinkLED</text:span><text:span text:style-name="T14">(</text:span><text:span text:style-name="T9">int</text:span><text:span text:style-name="T14"> state);</text:span></text:p>
            <text:p text:style-name="P6"/>
            <text:p text:style-name="P5"><text:span text:style-name="T9">enum</text:span><text:span text:style-name="T14"> TL_States { </text:span><text:span text:style-name="T34">TL_SMStart</text:span><text:span text:style-name="T14">, </text:span><text:span text:style-name="T34">TL_s1</text:span><text:span text:style-name="T14">, </text:span><text:span text:style-name="T34">TL_s2</text:span><text:span text:style-name="T14">, </text:span><text:span text:style-name="T34">TL_s3</text:span><text:span text:style-name="T14"> };</text:span></text:p>
            <text:p text:style-name="P5"><text:span text:style-name="T9">int</text:span><text:span text:style-name="T14"> </text:span><text:span text:style-name="T16">TickFct_ThreeLEDs</text:span><text:span text:style-name="T14">(</text:span><text:span text:style-name="T9">int</text:span><text:span text:style-name="T14"> state);</text:span></text:p>
            <text:p text:style-name="P6"/>
            <text:p text:style-name="P5"><text:span text:style-name="T9">enum</text:span><text:span text:style-name="T14"> FL_States { </text:span><text:span text:style-name="T34">FL_SMStart</text:span><text:span text:style-name="T14">, </text:span><text:span text:style-name="T34">FL_s1</text:span><text:span text:style-name="T14">, </text:span><text:span text:style-name="T34">FL_s2</text:span><text:span text:style-name="T14">, </text:span><text:span text:style-name="T34">FL_s3</text:span><text:span text:style-name="T14">, </text:span><text:span text:style-name="T34">FL_s4</text:span><text:span text:style-name="T14"> };</text:span></text:p>
            <text:p text:style-name="P5"><text:span text:style-name="T9">int</text:span><text:span text:style-name="T14"> </text:span><text:span text:style-name="T16">TickFct_FlashLED</text:span><text:span text:style-name="T14">(</text:span><text:span text:style-name="T9">int</text:span><text:span text:style-name="T14"> state);</text:span></text:p>
            <text:p text:style-name="P6"/>
            <text:p text:style-name="P6"/>
            <text:p text:style-name="P5"><text:span text:style-name="T9">void</text:span><text:span text:style-name="T14"> </text:span><text:span text:style-name="T16">main</text:span><text:span text:style-name="T14">(</text:span><text:span text:style-name="T9">void</text:span><text:span text:style-name="T14">)</text:span></text:p>
            <text:p text:style-name="P5"><text:span text:style-name="T14">{</text:span></text:p>
            <text:p text:style-name="P5"><text:span text:style-name="T14"><text:s text:c="4"/>WDT_A-&gt;</text:span><text:span text:style-name="T30">CTL</text:span><text:span text:style-name="T14"> = WDT_A_CTL_PW | WDT_A_CTL_HOLD;</text:span></text:p>
            <text:p text:style-name="P5"><text:span text:style-name="T14"><text:s text:c="4"/></text:span><text:span text:style-name="T9">unsigned</text:span><text:span text:style-name="T14"> </text:span><text:span text:style-name="T9">char</text:span><text:span text:style-name="T14"> i=0;</text:span></text:p>
            <text:p text:style-name="P5"><text:span text:style-name="T14"><text:s text:c="4"/>tasks[i].</text:span><text:span text:style-name="T30">state</text:span><text:span text:style-name="T14"> = </text:span><text:span text:style-name="T34">BL_SMStart</text:span><text:span text:style-name="T14">;</text:span></text:p>
            <text:p text:style-name="P5"><text:span text:style-name="T14"><text:s text:c="4"/>tasks[i].</text:span><text:span text:style-name="T30">period</text:span><text:span text:style-name="T14"> = periodBlinkLED;</text:span></text:p>
            <text:p text:style-name="P5"><text:soft-page-break/><text:span text:style-name="T14"><text:s text:c="4"/>tasks[i].</text:span><text:span text:style-name="T30">elapsedTime</text:span><text:span text:style-name="T14"> = tasks[i].</text:span><text:span text:style-name="T30">period</text:span><text:span text:style-name="T14">;</text:span></text:p>
            <text:p text:style-name="P5"><text:span text:style-name="T14"><text:s text:c="4"/>tasks[i].</text:span><text:span text:style-name="T30">TickFct</text:span><text:span text:style-name="T14"> = &amp;TickFct_BlinkLED;</text:span></text:p>
            <text:p text:style-name="P5"><text:span text:style-name="T14"><text:s text:c="4"/></text:span><text:span text:style-name="T18">++i;</text:span></text:p>
            <text:p text:style-name="P5"><text:span text:style-name="T14"><text:s text:c="4"/>tasks[i].</text:span><text:span text:style-name="T30">state</text:span><text:span text:style-name="T14"> = </text:span><text:span text:style-name="T34">TL_SMStart</text:span><text:span text:style-name="T14">;</text:span></text:p>
            <text:p text:style-name="P5"><text:span text:style-name="T14"><text:s text:c="4"/>tasks[i].</text:span><text:span text:style-name="T30">period</text:span><text:span text:style-name="T14"> = periodThreeLEDs;</text:span></text:p>
            <text:p text:style-name="P5"><text:span text:style-name="T14"><text:s text:c="4"/>tasks[i].</text:span><text:span text:style-name="T30">elapsedTime</text:span><text:span text:style-name="T14"> = tasks[i].</text:span><text:span text:style-name="T30">period</text:span><text:span text:style-name="T14">;</text:span></text:p>
            <text:p text:style-name="P5"><text:span text:style-name="T14"><text:s text:c="4"/>tasks[i].</text:span><text:span text:style-name="T30">TickFct</text:span><text:span text:style-name="T14"> = &amp;TickFct_ThreeLEDs;</text:span></text:p>
            <text:p text:style-name="P5"><text:span text:style-name="T14"><text:s text:c="4"/></text:span><text:span text:style-name="T18">++i;</text:span></text:p>
            <text:p text:style-name="P5"><text:span text:style-name="T14"><text:s text:c="4"/>tasks[i].</text:span><text:span text:style-name="T30">state</text:span><text:span text:style-name="T14"> = </text:span><text:span text:style-name="T34">FL_SMStart</text:span><text:span text:style-name="T14">;</text:span></text:p>
            <text:p text:style-name="P5"><text:span text:style-name="T14"><text:s text:c="4"/>tasks[i].</text:span><text:span text:style-name="T30">period</text:span><text:span text:style-name="T14"> = periodFlashLED;</text:span></text:p>
            <text:p text:style-name="P5"><text:span text:style-name="T14"><text:s text:c="4"/>tasks[i].</text:span><text:span text:style-name="T30">elapsedTime</text:span><text:span text:style-name="T14"> = tasks[i].</text:span><text:span text:style-name="T30">period</text:span><text:span text:style-name="T14">;</text:span></text:p>
            <text:p text:style-name="P5"><text:span text:style-name="T14"><text:s text:c="4"/>tasks[i].</text:span><text:span text:style-name="T30">TickFct</text:span><text:span text:style-name="T14"> = &amp;TickFct_FlashLED;</text:span></text:p>
            <text:p text:style-name="P6"/>
            <text:p text:style-name="P5"><text:span text:style-name="T14"><text:s text:c="4"/>initPorts();</text:span></text:p>
            <text:p text:style-name="P5"><text:span text:style-name="T14"><text:s text:c="4"/>SysTick_Init();</text:span></text:p>
            <text:p text:style-name="P5"><text:span text:style-name="T14"><text:s text:c="4"/>__enable_irq();</text:span></text:p>
            <text:p text:style-name="P6"/>
            <text:p text:style-name="P5"><text:span text:style-name="T14"><text:s text:c="4"/></text:span><text:span text:style-name="T9">while</text:span><text:span text:style-name="T14">(1) {</text:span></text:p>
            <text:p text:style-name="P5"><text:span text:style-name="T14"><text:s text:c="5"/>__sleep();</text:span></text:p>
            <text:p text:style-name="P5"><text:span text:style-name="T14"><text:s text:c="4"/>}</text:span></text:p>
            <text:p text:style-name="P5"><text:span text:style-name="T14">}</text:span></text:p>
            <text:p text:style-name="P6"/>
            <text:p text:style-name="P6"/>
            <text:p text:style-name="P5"><text:span text:style-name="T9">void</text:span><text:span text:style-name="T14"> </text:span><text:span text:style-name="T16">SysTick_Handler</text:span><text:span text:style-name="T14">(</text:span><text:span text:style-name="T9">void</text:span><text:span text:style-name="T14">){</text:span></text:p>
            <text:p text:style-name="P5"><text:span text:style-name="T14"><text:s text:c="4"/></text:span><text:span text:style-name="T9">unsigned</text:span><text:span text:style-name="T14"> </text:span><text:span text:style-name="T9">char</text:span><text:span text:style-name="T14"> i;</text:span></text:p>
            <text:p text:style-name="P5"><text:span text:style-name="T14"><text:s text:c="6"/></text:span><text:span text:style-name="T11">for</text:span><text:span text:style-name="T18"> (i = 0; i &lt; tasksNum; ++i) { </text:span><text:span text:style-name="T28">// Heart of the scheduler code</text:span></text:p>
            <text:p text:style-name="P5"><text:span text:style-name="T14"><text:s text:c="9"/></text:span><text:span text:style-name="T9">if</text:span><text:span text:style-name="T14"> ( tasks[i].</text:span><text:span text:style-name="T30">elapsedTime</text:span><text:span text:style-name="T14"> &gt;= tasks[i].</text:span><text:span text:style-name="T30">period</text:span><text:span text:style-name="T14"> ) { </text:span><text:span text:style-name="T26">// Ready</text:span></text:p>
            <text:p text:style-name="P5"><text:span text:style-name="T14"><text:s text:c="12"/>tasks[i].</text:span><text:span text:style-name="T30">state</text:span><text:span text:style-name="T14"> = tasks[i].</text:span><text:span text:style-name="T30">TickFct</text:span><text:span text:style-name="T14">(tasks[i].</text:span><text:span text:style-name="T30">state</text:span><text:span text:style-name="T14">);</text:span></text:p>
            <text:p text:style-name="P5"><text:span text:style-name="T14"><text:s text:c="12"/>tasks[i].</text:span><text:span text:style-name="T30">elapsedTime</text:span><text:span text:style-name="T14"> = 0;</text:span></text:p>
            <text:p text:style-name="P5"><text:span text:style-name="T14"><text:s text:c="9"/>}</text:span></text:p>
            <text:p text:style-name="P5"><text:span text:style-name="T14"><text:s text:c="9"/>tasks[i].</text:span><text:span text:style-name="T30">elapsedTime</text:span><text:span text:style-name="T14"> += tasksPeriodGCD;</text:span></text:p>
            <text:p text:style-name="P5"><text:span text:style-name="T14"><text:s text:c="6"/>}</text:span></text:p>
            <text:p text:style-name="P5"><text:span text:style-name="T14">}</text:span></text:p>
            <text:p text:style-name="P6"/>
            <text:p text:style-name="P5"><text:span text:style-name="T9">void</text:span><text:span text:style-name="T14"> </text:span><text:span text:style-name="T16">SysTick_Init</text:span><text:span text:style-name="T14">(</text:span><text:span text:style-name="T9">void</text:span><text:span text:style-name="T14">)</text:span></text:p>
            <text:p text:style-name="P5"><text:span text:style-name="T14">{</text:span></text:p>
            <text:p text:style-name="P5"><text:span text:style-name="T14"><text:s text:c="5"/></text:span><text:span text:style-name="T11">while</text:span><text:span text:style-name="T18">(PCM-&gt;</text:span><text:span text:style-name="T32">CTL1</text:span><text:span text:style-name="T18"> &amp; PCM_CTL1_PMR_BUSY);</text:span></text:p>
            <text:p text:style-name="P5"><text:span text:style-name="T14"><text:s text:c="5"/>PCM-&gt;</text:span><text:span text:style-name="T30">CTL0</text:span><text:span text:style-name="T14"> = PCM_CTL0_KEY_VAL | PCM_CTL0_AMR_1;</text:span></text:p>
            <text:p text:style-name="P5"><text:span text:style-name="T14"><text:s text:c="5"/></text:span><text:span text:style-name="T11">while</text:span><text:span text:style-name="T18">(PCM-&gt;</text:span><text:span text:style-name="T32">CTL1</text:span><text:span text:style-name="T18"> &amp; PCM_CTL1_PMR_BUSY);</text:span></text:p>
            <text:p text:style-name="P5"><text:span text:style-name="T14"><text:s text:c="5"/>FLCTL-&gt;</text:span><text:span text:style-name="T30">BANK0_RDCTL</text:span><text:span text:style-name="T14"> = (FLCTL-&gt;</text:span><text:span text:style-name="T30">BANK0_RDCTL</text:span><text:span text:style-name="T14"> &amp; ~(FLCTL_BANK0_RDCTL_WAIT_MASK)) | FLCTL_BANK0_RDCTL_WAIT_1;</text:span></text:p>
            <text:p text:style-name="P5"><text:span text:style-name="T14"><text:s text:c="5"/>FLCTL-&gt;</text:span><text:span text:style-name="T30">BANK1_RDCTL</text:span><text:span text:style-name="T14"> = (FLCTL-&gt;</text:span><text:span text:style-name="T30">BANK1_RDCTL</text:span><text:span text:style-name="T14"> &amp; ~(FLCTL_BANK1_RDCTL_WAIT_MASK)) | FLCTL_BANK1_RDCTL_WAIT_1;</text:span></text:p>
            <text:p text:style-name="P5"><text:span text:style-name="T14"><text:s text:c="5"/>CS-&gt;</text:span><text:span text:style-name="T30">KEY</text:span><text:span text:style-name="T14"> = CS_KEY_VAL;</text:span></text:p>
            <text:p text:style-name="P5"><text:span text:style-name="T14"><text:s text:c="5"/>CS-&gt;</text:span><text:span text:style-name="T30">CTL0</text:span><text:span text:style-name="T14"> |= CS_CTL0_DCORSEL_5;</text:span></text:p>
            <text:p text:style-name="P5"><text:span text:style-name="T14"><text:s text:c="5"/>CS-&gt;</text:span><text:span text:style-name="T30">KEY</text:span><text:span text:style-name="T14"> = 0;</text:span></text:p>
            <text:p text:style-name="P6"/>
            <text:p text:style-name="P5"><text:span text:style-name="T14"><text:s text:c="5"/>SysTick-&gt;</text:span><text:span text:style-name="T30">CTRL</text:span><text:span text:style-name="T14"> |= SysTick_CTRL_CLKSOURCE_Msk | SysTick_CTRL_ENABLE_Msk;</text:span></text:p>
            <text:p text:style-name="P5"><text:span text:style-name="T14"><text:s text:c="5"/>SysTick-&gt;</text:span><text:span text:style-name="T30">LOAD</text:span><text:span text:style-name="T14"> = TIMER_PERIOD;</text:span></text:p>
            <text:p text:style-name="P5"><text:span text:style-name="T14"><text:s text:c="5"/>SysTick-&gt;</text:span><text:span text:style-name="T30">VAL</text:span><text:span text:style-name="T14"> = 0;</text:span></text:p>
            <text:p text:style-name="P5"><text:span text:style-name="T14"><text:s text:c="5"/>SysTick-&gt;</text:span><text:span text:style-name="T30">CTRL</text:span><text:span text:style-name="T14"> |= SysTick_CTRL_TICKINT_Msk;</text:span></text:p>
            <text:p text:style-name="P6"/>
            <text:p text:style-name="P5"><text:span text:style-name="T14">}</text:span></text:p>
            <text:p text:style-name="P6"/>
            <text:p text:style-name="P6"/>
            <text:p text:style-name="P5"><text:span text:style-name="T9">void</text:span><text:span text:style-name="T14"> </text:span><text:span text:style-name="T16">initPorts</text:span><text:span text:style-name="T14">(</text:span><text:span text:style-name="T9">void</text:span><text:span text:style-name="T14">)</text:span></text:p>
            <text:p text:style-name="P5"><text:span text:style-name="T14">{</text:span></text:p>
            <text:p text:style-name="P5"><text:soft-page-break/><text:span text:style-name="T14"><text:s text:c="4"/>P5-&gt;</text:span><text:span text:style-name="T30">DIR</text:span><text:span text:style-name="T14"> &amp;= ~S1;</text:span></text:p>
            <text:p text:style-name="P5"><text:span text:style-name="T14"><text:s text:c="4"/>P5-&gt;</text:span><text:span text:style-name="T30">REN</text:span><text:span text:style-name="T14"> = S1;</text:span></text:p>
            <text:p text:style-name="P5"><text:span text:style-name="T14"><text:s text:c="4"/>P5-&gt;</text:span><text:span text:style-name="T30">OUT</text:span><text:span text:style-name="T14"> = S1;</text:span></text:p>
            <text:p text:style-name="P5"><text:span text:style-name="T14"><text:s text:c="4"/>P1-&gt;</text:span><text:span text:style-name="T30">DIR</text:span><text:span text:style-name="T14"> = LED_RED;</text:span></text:p>
            <text:p text:style-name="P5"><text:span text:style-name="T14"><text:s text:c="4"/>P1-&gt;</text:span><text:span text:style-name="T30">OUT</text:span><text:span text:style-name="T14"> = 0x00;</text:span></text:p>
            <text:p text:style-name="P5"><text:span text:style-name="T14"><text:s text:c="4"/>P2-&gt;</text:span><text:span text:style-name="T30">DIR</text:span><text:span text:style-name="T14"> = LED_R|LED_G|LED_B|LED_BOOSTER_GREEN;</text:span></text:p>
            <text:p text:style-name="P5"><text:span text:style-name="T14"><text:s text:c="4"/>P2-&gt;</text:span><text:span text:style-name="T30">OUT</text:span><text:span text:style-name="T14"> = 0x00;</text:span></text:p>
            <text:p text:style-name="P5"><text:span text:style-name="T14">}</text:span></text:p>
            <text:p text:style-name="P6"/>
            <text:p text:style-name="P6"/>
            <text:p text:style-name="P6"/>
            <text:p text:style-name="P5"><text:span text:style-name="T9">int</text:span><text:span text:style-name="T14"> </text:span><text:span text:style-name="T16">TickFct_BlinkLED</text:span><text:span text:style-name="T14">(</text:span><text:span text:style-name="T9">int</text:span><text:span text:style-name="T14"> state) {</text:span></text:p>
            <text:p text:style-name="P5"><text:span text:style-name="T14"><text:s text:c="4"/></text:span><text:span text:style-name="T9">static</text:span><text:span text:style-name="T14"> </text:span><text:span text:style-name="T9">int</text:span><text:span text:style-name="T14"> flag = 0;</text:span></text:p>
            <text:p text:style-name="P5"><text:span text:style-name="T14"><text:s text:c="2"/></text:span><text:span text:style-name="T9">switch</text:span><text:span text:style-name="T14">(state) { </text:span><text:span text:style-name="T26">// Transitions</text:span></text:p>
            <text:p text:style-name="P5"><text:span text:style-name="T14"><text:s text:c="5"/></text:span><text:span text:style-name="T9">case</text:span><text:span text:style-name="T14"> </text:span><text:span text:style-name="T34">BL_SMStart</text:span><text:span text:style-name="T14">: </text:span><text:span text:style-name="T26">// Initial transition</text:span></text:p>
            <text:p text:style-name="P5"><text:span text:style-name="T14"><text:s text:c="8"/>B0OFF; </text:span><text:span text:style-name="T26">// Initialization behavior</text:span></text:p>
            <text:p text:style-name="P5"><text:span text:style-name="T14"><text:s text:c="8"/>state = </text:span><text:span text:style-name="T34">BL_s1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BL_s1</text:span><text:span text:style-name="T14">:</text:span></text:p>
            <text:p text:style-name="P5"><text:span text:style-name="T14"><text:s text:c="8"/>state = </text:span><text:span text:style-name="T34">BL_s1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state = </text:span><text:span text:style-name="T34">BL_SMStart</text:span><text:span text:style-name="T14">;</text:span></text:p>
            <text:p text:style-name="P5"><text:span text:style-name="T14"><text:s text:c="3"/>} </text:span><text:span text:style-name="T26">// Transitions</text:span></text:p>
            <text:p text:style-name="P6"/>
            <text:p text:style-name="P5"><text:span text:style-name="T14"><text:s text:c="2"/></text:span><text:span text:style-name="T9">switch</text:span><text:span text:style-name="T14">(state) { </text:span><text:span text:style-name="T26">// State actions</text:span></text:p>
            <text:p text:style-name="P5"><text:span text:style-name="T14"><text:s text:c="5"/></text:span><text:span text:style-name="T9">case</text:span><text:span text:style-name="T14"> </text:span><text:span text:style-name="T34">BL_s1</text:span><text:span text:style-name="T14">:</text:span></text:p>
            <text:p text:style-name="P5"><text:span text:style-name="T14"><text:s text:c="8"/></text:span><text:span text:style-name="T9">if</text:span><text:span text:style-name="T14">(flag)B0ON;</text:span></text:p>
            <text:p text:style-name="P5"><text:span text:style-name="T14"><text:s text:c="8"/></text:span><text:span text:style-name="T9">else</text:span><text:span text:style-name="T14"> B0OFF;</text:span></text:p>
            <text:p text:style-name="P5"><text:span text:style-name="T14"><text:s text:c="8"/>flag = !flag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2"/>} </text:span><text:span text:style-name="T26">// State actions</text:span></text:p>
            <text:p text:style-name="P5"><text:span text:style-name="T14"><text:s text:c="2"/></text:span><text:span text:style-name="T9">return</text:span><text:span text:style-name="T14"> state;</text:span></text:p>
            <text:p text:style-name="P5"><text:span text:style-name="T14">}</text:span></text:p>
            <text:p text:style-name="P6"/>
            <text:p text:style-name="P5"><text:span text:style-name="T9">int</text:span><text:span text:style-name="T14"> </text:span><text:span text:style-name="T16">TickFct_ThreeLEDs</text:span><text:span text:style-name="T14">(</text:span><text:span text:style-name="T9">int</text:span><text:span text:style-name="T14"> state) {</text:span></text:p>
            <text:p text:style-name="P5"><text:span text:style-name="T14"><text:s text:c="2"/></text:span><text:span text:style-name="T9">switch</text:span><text:span text:style-name="T14">(state) { </text:span><text:span text:style-name="T26">// Transitions</text:span></text:p>
            <text:p text:style-name="P5"><text:span text:style-name="T14"><text:s text:c="5"/></text:span><text:span text:style-name="T9">case</text:span><text:span text:style-name="T14"> </text:span><text:span text:style-name="T34">TL_SMStart</text:span><text:span text:style-name="T14">: </text:span><text:span text:style-name="T26">// Initial transition</text:span></text:p>
            <text:p text:style-name="P5"><text:span text:style-name="T14"><text:s text:c="8"/>state = </text:span><text:span text:style-name="T34">TL_s1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1</text:span><text:span text:style-name="T14">:</text:span></text:p>
            <text:p text:style-name="P5"><text:span text:style-name="T14"><text:s text:c="8"/>state = </text:span><text:span text:style-name="T34">TL_s2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2</text:span><text:span text:style-name="T14">:</text:span></text:p>
            <text:p text:style-name="P5"><text:span text:style-name="T14"><text:s text:c="8"/>state = </text:span><text:span text:style-name="T34">TL_s3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3</text:span><text:span text:style-name="T14">:</text:span></text:p>
            <text:p text:style-name="P5"><text:span text:style-name="T14"><text:s text:c="8"/>state = </text:span><text:span text:style-name="T34">TL_s1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state = </text:span><text:span text:style-name="T34">TL_SMStart</text:span><text:span text:style-name="T14">;</text:span></text:p>
            <text:p text:style-name="P5"><text:span text:style-name="T14"><text:s text:c="3"/>} </text:span><text:span text:style-name="T26">// Transitions</text:span></text:p>
            <text:p text:style-name="P6"/>
            <text:p text:style-name="P5"><text:span text:style-name="T14"><text:s text:c="2"/></text:span><text:span text:style-name="T9">switch</text:span><text:span text:style-name="T14">(state) { </text:span><text:span text:style-name="T26">// State actions</text:span></text:p>
            <text:p text:style-name="P5"><text:span text:style-name="T14"><text:s text:c="5"/></text:span><text:span text:style-name="T9">case</text:span><text:span text:style-name="T14"> </text:span><text:span text:style-name="T34">TL_s1</text:span><text:span text:style-name="T14">:</text:span></text:p>
            <text:p text:style-name="P5"><text:soft-page-break/><text:span text:style-name="T14"><text:s text:c="8"/>B1ON; B2OFF; B3OFF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2</text:span><text:span text:style-name="T14">:</text:span></text:p>
            <text:p text:style-name="P5"><text:span text:style-name="T14"><text:s text:c="8"/>B1OFF; B2ON; B3OFF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TL_s3</text:span><text:span text:style-name="T14">:</text:span></text:p>
            <text:p text:style-name="P5"><text:span text:style-name="T14"><text:s text:c="8"/>B1OFF; B2OFF; B3ON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2"/>} </text:span><text:span text:style-name="T26">// State actions</text:span></text:p>
            <text:p text:style-name="P5"><text:span text:style-name="T14"><text:s text:c="2"/></text:span><text:span text:style-name="T9">return</text:span><text:span text:style-name="T14"> state;</text:span></text:p>
            <text:p text:style-name="P5"><text:span text:style-name="T14">}</text:span></text:p>
            <text:p text:style-name="P6"/>
            <text:p text:style-name="P5"><text:span text:style-name="T9">int</text:span><text:span text:style-name="T14"> </text:span><text:span text:style-name="T16">TickFct_FlashLED</text:span><text:span text:style-name="T14">(</text:span><text:span text:style-name="T9">int</text:span><text:span text:style-name="T14"> state) {</text:span></text:p>
            <text:p text:style-name="P5"><text:span text:style-name="T14"><text:s text:c="2"/></text:span><text:span text:style-name="T9">switch</text:span><text:span text:style-name="T14">(state) { </text:span><text:span text:style-name="T26">// Transitions</text:span></text:p>
            <text:p text:style-name="P5"><text:span text:style-name="T14"><text:s text:c="5"/></text:span><text:span text:style-name="T9">case</text:span><text:span text:style-name="T14"> </text:span><text:span text:style-name="T34">FL_SMStart</text:span><text:span text:style-name="T14">: </text:span><text:span text:style-name="T26">// Initial transition</text:span></text:p>
            <text:p text:style-name="P5"><text:span text:style-name="T14"><text:s text:c="8"/></text:span><text:span text:style-name="T20">B4OFF</text:span><text:span text:style-name="T14">; </text:span><text:span text:style-name="T26">// Initialization behavior</text:span></text:p>
            <text:p text:style-name="P5"><text:span text:style-name="T14"><text:s text:c="8"/>state = </text:span><text:span text:style-name="T34">FL_s1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FL_s1</text:span><text:span text:style-name="T14">:</text:span></text:p>
            <text:p text:style-name="P5"><text:span text:style-name="T14"><text:s text:c="8"/></text:span><text:span text:style-name="T9">if</text:span><text:span text:style-name="T14">(A0)</text:span></text:p>
            <text:p text:style-name="P5"><text:span text:style-name="T14"><text:s text:c="8"/>{</text:span></text:p>
            <text:p text:style-name="P5"><text:span text:style-name="T14"><text:s text:c="12"/>state = </text:span><text:span text:style-name="T34">FL_s2</text:span><text:span text:style-name="T14">;</text:span></text:p>
            <text:p text:style-name="P5"><text:span text:style-name="T14"><text:s text:c="8"/>}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FL_s2</text:span><text:span text:style-name="T14">:</text:span></text:p>
            <text:p text:style-name="P5"><text:span text:style-name="T14"><text:s text:c="8"/></text:span><text:span text:style-name="T9">if</text:span><text:span text:style-name="T14">(!A0)</text:span></text:p>
            <text:p text:style-name="P5"><text:span text:style-name="T14"><text:s text:c="8"/>{</text:span></text:p>
            <text:p text:style-name="P5"><text:span text:style-name="T14"><text:s text:c="10"/>state = </text:span><text:span text:style-name="T34">FL_s3</text:span><text:span text:style-name="T14">;</text:span></text:p>
            <text:p text:style-name="P5"><text:span text:style-name="T14"><text:s text:c="8"/>}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FL_s3</text:span><text:span text:style-name="T14">:</text:span></text:p>
            <text:p text:style-name="P5"><text:span text:style-name="T14"><text:s text:c="8"/></text:span><text:span text:style-name="T9">if</text:span><text:span text:style-name="T14">(A0)</text:span></text:p>
            <text:p text:style-name="P5"><text:span text:style-name="T14"><text:s text:c="8"/>{</text:span></text:p>
            <text:p text:style-name="P5"><text:span text:style-name="T14"><text:s text:c="10"/>state = </text:span><text:span text:style-name="T34">FL_s4</text:span><text:span text:style-name="T14">;</text:span></text:p>
            <text:p text:style-name="P5"><text:span text:style-name="T14"><text:s text:c="8"/>}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FL_s4</text:span><text:span text:style-name="T14">:</text:span></text:p>
            <text:p text:style-name="P5"><text:span text:style-name="T14"><text:s text:c="8"/></text:span><text:span text:style-name="T9">if</text:span><text:span text:style-name="T14">(!A0)</text:span></text:p>
            <text:p text:style-name="P5"><text:span text:style-name="T14"><text:s text:c="8"/>{</text:span></text:p>
            <text:p text:style-name="P5"><text:span text:style-name="T14"><text:s text:c="11"/>state = </text:span><text:span text:style-name="T34">FL_s1</text:span><text:span text:style-name="T14">;</text:span></text:p>
            <text:p text:style-name="P5"><text:span text:style-name="T14"><text:s text:c="8"/>}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state = </text:span><text:span text:style-name="T34">FL_SMStart</text:span><text:span text:style-name="T14">;</text:span></text:p>
            <text:p text:style-name="P5"><text:span text:style-name="T14"><text:s text:c="3"/>} </text:span><text:span text:style-name="T26">// Transitions</text:span></text:p>
            <text:p text:style-name="P6"/>
            <text:p text:style-name="P5"><text:span text:style-name="T14"><text:s text:c="2"/></text:span><text:span text:style-name="T9">switch</text:span><text:span text:style-name="T14">(state) { </text:span><text:span text:style-name="T26">// State actions</text:span></text:p>
            <text:p text:style-name="P5"><text:span text:style-name="T14"><text:s text:c="5"/></text:span><text:span text:style-name="T9">case</text:span><text:span text:style-name="T14"> </text:span><text:span text:style-name="T34">FL_s1</text:span><text:span text:style-name="T14">:</text:span></text:p>
            <text:p text:style-name="P5"><text:span text:style-name="T14"><text:s text:c="8"/></text:span><text:span text:style-name="T20">B4OFF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FL_s2</text:span><text:span text:style-name="T14">:</text:span></text:p>
            <text:p text:style-name="P5"><text:span text:style-name="T14"><text:s text:c="8"/>B4ON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FL_s3</text:span><text:span text:style-name="T14">:</text:span></text:p>
            <text:p text:style-name="P5"><text:span text:style-name="T14"><text:s text:c="8"/>B4ON;</text:span></text:p>
            <text:p text:style-name="P5"><text:soft-page-break/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case</text:span><text:span text:style-name="T14"> </text:span><text:span text:style-name="T34">FL_s4</text:span><text:span text:style-name="T14">:</text:span></text:p>
            <text:p text:style-name="P5"><text:span text:style-name="T14"><text:s text:c="8"/></text:span><text:span text:style-name="T20">B4OFF</text:span><text:span text:style-name="T14">;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5"/></text:span><text:span text:style-name="T9">default</text:span><text:span text:style-name="T14">:</text:span></text:p>
            <text:p text:style-name="P5"><text:span text:style-name="T14"><text:s text:c="8"/></text:span><text:span text:style-name="T9">break</text:span><text:span text:style-name="T14">;</text:span></text:p>
            <text:p text:style-name="P5"><text:span text:style-name="T14"><text:s text:c="2"/>} </text:span><text:span text:style-name="T26">// State actions</text:span></text:p>
            <text:p text:style-name="P5"><text:span text:style-name="T14"><text:s text:c="2"/></text:span><text:span text:style-name="T9">return</text:span><text:span text:style-name="T14"> state;</text:span></text:p>
            <text:p text:style-name="P5"><text:span text:style-name="T14">}</text:span></text:p>
            <text:p text:style-name="P8"/>
          </table:table-cell>
        </table:table-row>
      </table:table>
      <text:p text:style-name="P9"/>
      <text:p text:style-name="P9"/>
      <text:p text:style-name="P1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9:30:24.392420635</meta:creation-date>
    <dc:date>2019-10-08T12:29:41.037679729</dc:date>
    <meta:editing-duration>PT1H15M58S</meta:editing-duration>
    <meta:editing-cycles>6</meta:editing-cycles>
    <meta:generator>LibreOffice/6.0.7.3$Linux_X86_64 LibreOffice_project/00m0$Build-3</meta:generator>
    <meta:document-statistic meta:table-count="2" meta:image-count="0" meta:object-count="0" meta:page-count="9" meta:paragraph-count="351" meta:word-count="1060" meta:character-count="8970" meta:non-whitespace-character-count="6822"/>
  </office:meta>
</office:document-meta>
</file>